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A0000000A0F48D17E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Green" draw:textarea-horizontal-align="justify" draw:textarea-vertical-align="middle" draw:auto-grow-height="false"/>
    </style:style>
    <style:style style:name="gr2" style:family="graphic" style:parent-style-name="standard">
      <style:graphic-properties draw:fill="gradient" draw:fill-gradient-name="Orang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572cm" fo:min-width="5.215cm"/>
    </style:style>
    <style:style style:name="gr4" style:family="graphic" style:parent-style-name="standard">
      <style:graphic-properties draw:fill-color="#e6e6ff" draw:textarea-vertical-align="middle" draw:auto-grow-height="false" fo:min-height="0.749cm" fo:min-width="0.499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textarea-horizontal-align="center" draw:textarea-vertical-align="middle"/>
    </style:style>
    <style:style style:name="gr7" style:family="graphic" style:parent-style-name="standard">
      <style:graphic-properties draw:marker-end="Arrow" draw:fill-color="#ccffff" draw:textarea-horizontal-align="justify" draw:textarea-vertical-align="middle" draw:auto-grow-height="false"/>
    </style:style>
    <style:style style:name="gr8" style:family="graphic" style:parent-style-name="standard">
      <style:graphic-properties draw:stroke="dash" draw:stroke-dash="Ultrafine_20_Dashed" draw:marker-end="Arrow" draw:textarea-horizontal-align="center" draw:textarea-vertical-align="middle"/>
    </style:style>
    <style:style style:name="gr9" style:family="graphic" style:parent-style-name="standard">
      <style:graphic-properties draw:stroke="none" svg:stroke-color="#000000" draw:marker-end="Arrow" draw:fill="none" draw:fill-color="#ffffff" draw:auto-grow-height="true" draw:auto-grow-width="false" fo:max-height="0cm" fo:min-height="0cm"/>
    </style:style>
    <style:style style:name="gr10" style:family="graphic" style:parent-style-name="standard">
      <style:graphic-properties draw:fill="gradient" draw:fill-gradient-name="BlueGray" draw:textarea-horizontal-align="justify" draw:textarea-vertical-align="middle" draw:auto-grow-height="false"/>
    </style:style>
    <style:style style:name="gr11" style:family="graphic" style:parent-style-name="standard">
      <style:graphic-properties draw:fill="gradient" draw:fill-gradient-name="Blue"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marker-end="Arrow" draw:fill="gradient" draw:fill-gradient-name="Blue" draw:textarea-horizontal-align="justify" draw:textarea-vertical-align="middle" draw:auto-grow-height="false"/>
    </style:style>
    <style:style style:name="gr14" style:family="graphic" style:parent-style-name="standard">
      <style:graphic-properties draw:stroke="none" svg:stroke-color="#000000" draw:marker-end="Arrow" draw:fill="none" draw:fill-color="#ffffff" draw:auto-grow-height="true" draw:auto-grow-width="false" fo:max-height="0cm" fo:min-height="0.626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marker-start="Arrow" draw:marker-end="Arrow" draw:marker-end-width="0.3cm" draw:textarea-horizontal-align="center" draw:textarea-vertical-align="middle"/>
    </style:style>
    <style:style style:name="gr17" style:family="graphic">
      <style:graphic-properties style:protect="size"/>
    </style:style>
    <style:style style:name="gr18" style:family="graphic" style:parent-style-name="standard">
      <style:graphic-properties draw:stroke="none" svg:stroke-color="#000000" draw:marker-end="Arrow" draw:fill="none" draw:fill-color="#ffffff" draw:auto-grow-height="true" draw:auto-grow-width="false" fo:max-height="0cm" fo:min-height="0.677cm"/>
    </style:style>
    <style:style style:name="gr19" style:family="graphic" style:parent-style-name="standard">
      <style:graphic-properties draw:fill="gradient" draw:fill-gradient-name="Blue" draw:textarea-horizontal-align="center" draw:textarea-vertical-align="middle"/>
    </style:style>
    <style:style style:name="gr20" style:family="graphic" style:parent-style-name="standard">
      <style:graphic-properties draw:stroke="solid" draw:stroke-dash="Ultrafine_20_Dashed" draw:textarea-horizontal-align="center" draw:textarea-vertical-align="middle"/>
    </style:style>
    <style:style style:name="gr21" style:family="graphic" style:parent-style-name="standard">
      <style:graphic-properties draw:stroke="solid" draw:textarea-horizontal-align="center" draw:textarea-vertical-align="middle"/>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text-properties fo:font-size="10pt" fo:font-weight="bold" style:font-size-asian="10pt" style:font-weight-asian="bold" style:font-size-complex="10pt" style:font-weight-complex="bold"/>
    </style:style>
    <style:style style:name="P6" style:family="paragraph">
      <style:text-properties fo:font-size="10pt" fo:font-weight="normal" style:font-size-asian="10pt" style:font-weight-asian="normal" style:font-size-complex="10pt" style:font-weight-complex="normal"/>
    </style:style>
    <style:style style:name="P7" style:family="paragraph">
      <style:text-properties fo:font-size="20pt"/>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office:forms form:automatic-focus="false" form:apply-design-mode="false"/>
        <draw:custom-shape draw:style-name="gr1" draw:text-style-name="P2" draw:layer="layout" svg:width="1.994cm" svg:height="1.181cm" svg:x="1.506cm" svg:y="2.569cm">
          <text:p text:style-name="P1"><text:span text:style-name="T1">W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196cm" svg:height="1.948cm" svg:x="3.768cm" svg:y="4.7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024cm" svg:height="0.822cm" svg:x="4.393cm" svg:y="5.313cm">
          <draw:text-box>
            <text:p text:style-name="P3"><text:span text:style-name="T1">Framework</text:span></text:p>
          </draw:text-box>
        </draw:frame>
        <draw:custom-shape draw:style-name="gr4" draw:text-style-name="P1" draw:layer="layout" svg:width="1.877cm" svg:height="1.397cm" svg:x="7.648cm" svg:y="8.8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1" draw:layer="layout" svg:x1="3.623cm" svg:y1="3.22cm" svg:x2="4.75cm" svg:y2="3.25cm">
          <text:p/>
        </draw:line>
        <draw:line draw:style-name="gr6" draw:text-style-name="P1" draw:layer="layout" svg:x1="4.75cm" svg:y1="3.25cm" svg:x2="4.744cm" svg:y2="4.542cm">
          <text:p/>
        </draw:line>
        <draw:custom-shape draw:style-name="gr7" draw:text-style-name="P1" draw:layer="layout" svg:width="0.878cm" svg:height="0.86cm" svg:x="10.161cm" svg:y="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8.223cm" svg:y1="5.635cm" svg:x2="9.89cm" svg:y2="5.635cm">
          <text:p/>
        </draw:line>
        <draw:frame draw:style-name="gr9" draw:text-style-name="P5" draw:layer="layout" svg:width="3.175cm" svg:height="0.645cm" svg:x="9.593cm" svg:y="4.343cm">
          <draw:text-box>
            <text:p><text:span text:style-name="T2">STARTING</text:span></text:p>
          </draw:text-box>
        </draw:frame>
        <draw:line draw:style-name="gr8" draw:text-style-name="P1" draw:layer="layout" svg:x1="11.329cm" svg:y1="5.635cm" svg:x2="12.996cm" svg:y2="5.635cm">
          <text:p/>
        </draw:line>
        <draw:g>
          <draw:custom-shape draw:style-name="gr10" draw:text-style-name="P1" draw:layer="layout" svg:width="5.031cm" svg:height="7.072cm" svg:x="13.22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4.276cm" svg:height="1.27cm" svg:x="13.607cm" svg:y="4.964cm">
            <text:p text:style-name="P1"><text:span text:style-name="T1">WAR Ext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 draw:layer="layout" svg:x1="15.755cm" svg:y1="6.411cm" svg:x2="15.698cm" svg:y2="8.337cm">
            <text:p/>
          </draw:line>
          <draw:custom-shape draw:style-name="gr13" draw:text-style-name="P1" draw:layer="layout" svg:width="2.63cm" svg:height="3cm" draw:transform="rotate (-1.59889612775289) translate (17.45cm 8.311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6" draw:layer="layout" svg:width="3.445cm" svg:height="0.876cm" svg:x="14.305cm" svg:y="9.126cm">
            <draw:text-box>
              <text:p><text:span text:style-name="T3">HttpService</text:span></text:p>
            </draw:text-box>
          </draw:frame>
        </draw:g>
        <draw:frame draw:style-name="gr15" draw:text-style-name="P1" draw:layer="layout" svg:width="3.322cm" svg:height="3.351cm" svg:x="1.135cm" svg:y="8.091cm">
          <draw:image xlink:href="Pictures/10000000000000A0000000A0F48D17EB.jpg" xlink:type="simple" xlink:show="embed" xlink:actuate="onLoad">
            <text:p/>
          </draw:image>
        </draw:frame>
        <draw:line draw:style-name="gr16" draw:text-style-name="P1" draw:layer="layout" svg:x1="6.985cm" svg:y1="9.525cm" svg:x2="4.445cm" svg:y2="9.525cm">
          <text:p/>
        </draw:line>
        <draw:line draw:style-name="gr16" draw:text-style-name="P1" draw:layer="layout" svg:x1="12.476cm" svg:y1="9.496cm" svg:x2="9.936cm" svg:y2="9.496cm">
          <text:p/>
        </draw:line>
        <presentation:notes draw:style-name="dp2">
          <office:forms form:automatic-focus="false" form:apply-design-mode="false"/>
          <draw:page-thumbnail draw:style-name="gr17" draw:layer="layout" svg:width="13.968cm" svg:height="10.476cm" svg:x="3.81cm" svg:y="2.123cm" draw:page-number="1" presentation:class="page"/>
          <draw:frame presentation:style-name="pr1" draw:text-style-name="P7"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21">
        <office:forms form:automatic-focus="false" form:apply-design-mode="false"/>
        <draw:custom-shape draw:style-name="gr10" draw:text-style-name="P1" draw:layer="layout" svg:width="4.83cm" svg:height="5.072cm" svg:x="7cm" svg:y="7.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994cm" svg:height="1.181cm" svg:x="1.506cm" svg:y="2.569cm">
          <text:p text:style-name="P1"><text:span text:style-name="T1">W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196cm" svg:height="1.948cm" svg:x="3.768cm" svg:y="4.7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024cm" svg:height="0.822cm" svg:x="4.393cm" svg:y="5.313cm">
          <draw:text-box>
            <text:p text:style-name="P3"><text:span text:style-name="T1">Framework</text:span></text:p>
          </draw:text-box>
        </draw:frame>
        <draw:custom-shape draw:style-name="gr4" draw:text-style-name="P1" draw:layer="layout" svg:width="1.877cm" svg:height="1.397cm" svg:x="7.598cm" svg:y="13.3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1" draw:layer="layout" svg:x1="3.623cm" svg:y1="3.22cm" svg:x2="4.75cm" svg:y2="3.25cm">
          <text:p/>
        </draw:line>
        <draw:line draw:style-name="gr6" draw:text-style-name="P1" draw:layer="layout" svg:x1="4.75cm" svg:y1="3.25cm" svg:x2="4.744cm" svg:y2="4.542cm">
          <text:p/>
        </draw:line>
        <draw:custom-shape draw:style-name="gr7" draw:text-style-name="P1" draw:layer="layout" svg:width="0.878cm" svg:height="0.86cm" svg:x="11.246cm" svg:y="5.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8.223cm" svg:y1="5.635cm" svg:x2="10.901cm" svg:y2="5.609cm">
          <text:p/>
        </draw:line>
        <draw:frame draw:style-name="gr9" draw:text-style-name="P5" draw:layer="layout" svg:width="3.175cm" svg:height="0.645cm" svg:x="10.599cm" svg:y="4.449cm">
          <draw:text-box>
            <text:p><text:span text:style-name="T2">STARTING</text:span></text:p>
          </draw:text-box>
        </draw:frame>
        <draw:line draw:style-name="gr12" draw:text-style-name="P1" draw:layer="layout" svg:x1="14.975cm" svg:y1="10.134cm" svg:x2="14.946cm" svg:y2="11.765cm">
          <text:p/>
        </draw:line>
        <draw:custom-shape draw:style-name="gr10" draw:text-style-name="P1" draw:layer="layout" svg:width="4.509cm" svg:height="4.009cm" svg:x="12.745cm" svg:y="12.01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2.63cm" svg:height="3cm" draw:transform="rotate (-1.59889612775289) translate (16.758cm 12.67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6" draw:layer="layout" svg:width="3.445cm" svg:height="0.876cm" svg:x="13.613cm" svg:y="13.597cm">
          <draw:text-box>
            <text:p><text:span text:style-name="T3">HttpService</text:span></text:p>
          </draw:text-box>
        </draw:frame>
        <draw:frame draw:style-name="gr15" draw:text-style-name="P1" draw:layer="layout" svg:width="3.322cm" svg:height="3.351cm" svg:x="1.085cm" svg:y="12.512cm">
          <draw:image xlink:href="Pictures/10000000000000A0000000A0F48D17EB.jpg" xlink:type="simple" xlink:show="embed" xlink:actuate="onLoad">
            <text:p/>
          </draw:image>
        </draw:frame>
        <draw:line draw:style-name="gr16" draw:text-style-name="P1" draw:layer="layout" svg:x1="6.935cm" svg:y1="13.946cm" svg:x2="4.395cm" svg:y2="13.946cm">
          <text:p/>
        </draw:line>
        <draw:line draw:style-name="gr16" draw:text-style-name="P1" draw:layer="layout" svg:x1="12.426cm" svg:y1="13.917cm" svg:x2="9.886cm" svg:y2="13.917cm">
          <text:p/>
        </draw:line>
        <draw:rect draw:style-name="gr19" draw:text-style-name="P1" draw:layer="layout" svg:width="0.319cm" svg:height="1.587cm" svg:x="9.286cm" svg:y="4.815cm">
          <text:p/>
        </draw:rect>
        <draw:g>
          <draw:custom-shape draw:style-name="gr11" draw:text-style-name="P2" draw:layer="layout" svg:width="3.856cm" svg:height="0.883cm" svg:x="7.58cm" svg:y="7.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3.856cm" svg:height="0.883cm" svg:x="7.58cm" svg:y="8.575cm">
            <text:p text:style-name="P1"><text:span text:style-name="T1">Par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3.856cm" svg:height="0.883cm" svg:x="7.58cm" svg:y="9.703cm">
            <text:p text:style-name="P1"><text:span text:style-name="T1">Publis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3.856cm" svg:height="0.883cm" svg:x="7.633cm" svg:y="10.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0" draw:text-style-name="P1" draw:layer="layout" svg:x1="9.261cm" svg:y1="6.403cm" svg:x2="7.541cm" svg:y2="7.196cm">
          <text:p/>
        </draw:line>
        <draw:line draw:style-name="gr20" draw:text-style-name="P1" draw:layer="layout" svg:x1="9.631cm" svg:y1="6.376cm" svg:x2="11.218cm" svg:y2="7.17cm">
          <text:p/>
        </draw:line>
        <draw:line draw:style-name="gr21" draw:text-style-name="P1" draw:layer="layout" svg:x1="12.012cm" svg:y1="10.187cm" svg:x2="14.975cm" svg:y2="10.134cm">
          <text:p/>
        </draw:line>
        <presentation:notes draw:style-name="dp2">
          <office:forms form:automatic-focus="false" form:apply-design-mode="false"/>
          <draw:page-thumbnail draw:style-name="gr17" draw:layer="layout" svg:width="13.968cm" svg:height="10.476cm" svg:x="3.81cm" svg:y="2.123cm" draw:page-number="2" presentation:class="page"/>
          <draw:frame presentation:style-name="pr1"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Blue" draw:style="linear" draw:start-color="#ffffff" draw:end-color="#83caff" draw:start-intensity="100%" draw:end-intensity="100%" draw:angle="0" draw:border="0%"/>
    <draw:gradient draw:name="BlueGray" draw:style="linear" draw:start-color="#ffffff" draw:end-color="#e6e6ff" draw:start-intensity="100%" draw:end-intensity="100%" draw:angle="0" draw:border="0%"/>
    <draw:gradient draw:name="Green" draw:style="linear" draw:start-color="#ffffff" draw:end-color="#33cc66" draw:start-intensity="100%" draw:end-intensity="100%" draw:angle="0" draw:border="0%"/>
    <draw:gradient draw:name="Orange" draw:style="linear" draw:start-color="#ffffff" draw:end-color="#ff950e"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2</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2</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homas</meta:initial-creator>
    <meta:creation-date>2009-04-23T09:27:26</meta:creation-date>
    <dc:date>2009-10-23T19:16:12</dc:date>
    <dc:creator>Thomas </dc:creator>
    <meta:editing-duration>PT03H36M22S</meta:editing-duration>
    <meta:editing-cycles>6</meta:editing-cycles>
    <meta:generator>OpenOffice.org/3.1$Unix OpenOffice.org_project/310m19$Build-9420</meta:generator>
    <meta:document-statistic meta:object-count="70"/>
    <meta:user-defined meta:name="Info 1"/>
    <meta:user-defined meta:name="Info 2"/>
    <meta:user-defined meta:name="Info 3"/>
    <meta:user-defined meta:name="Info 4"/>
  </office:meta>
</office:document-meta>
</file>